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^2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^2</text:p>
          </table:table-cell>
        </table:table-row>
        <table:table-row table:style-name="ro1">
          <table:table-cell office:value-type="string" calcext:value-type="string">
            <text:p>shrink_node</text:p>
          </table:table-cell>
          <table:table-cell office:value-type="float" office:value="53857" calcext:value-type="float">
            <text:p>53857</text:p>
          </table:table-cell>
          <table:table-cell office:value-type="float" office:value="2005920127" calcext:value-type="float">
            <text:p>2005920127</text:p>
          </table:table-cell>
          <table:table-cell office:value-type="float" office:value="1195134.67" calcext:value-type="float">
            <text:p>1195134.67</text:p>
          </table:table-cell>
          <table:table-cell office:value-type="float" office:value="91196381.5" calcext:value-type="float">
            <text:p>91196381.5</text:p>
          </table:table-cell>
          <table:table-cell/>
          <table:table-cell office:value-type="string" calcext:value-type="string">
            <text:p>shrink_node</text:p>
          </table:table-cell>
          <table:table-cell office:value-type="float" office:value="184087" calcext:value-type="float">
            <text:p>184087</text:p>
          </table:table-cell>
          <table:table-cell office:value-type="float" office:value="2910143212" calcext:value-type="float">
            <text:p>2910143212</text:p>
          </table:table-cell>
          <table:table-cell office:value-type="float" office:value="554715.06" calcext:value-type="float">
            <text:p>554715.06</text:p>
          </table:table-cell>
          <table:table-cell office:value-type="float" office:value="10566712.98" calcext:value-type="float">
            <text:p>10566712.98</text:p>
          </table:table-cell>
        </table:table-row>
        <table:table-row table:style-name="ro1">
          <table:table-cell office:value-type="string" calcext:value-type="string">
            <text:p>shrink_lruvec</text:p>
          </table:table-cell>
          <table:table-cell office:value-type="float" office:value="5655052" calcext:value-type="float">
            <text:p>5655052</text:p>
          </table:table-cell>
          <table:table-cell office:value-type="float" office:value="1977414992" calcext:value-type="float">
            <text:p>1977414992</text:p>
          </table:table-cell>
          <table:table-cell office:value-type="float" office:value="11220.931" calcext:value-type="float">
            <text:p>11220.931</text:p>
          </table:table-cell>
          <table:table-cell office:value-type="float" office:value="7497.313" calcext:value-type="float">
            <text:p>7497.313</text:p>
          </table:table-cell>
          <table:table-cell/>
          <table:table-cell office:value-type="string" calcext:value-type="string">
            <text:p>shrink_lruvec</text:p>
          </table:table-cell>
          <table:table-cell office:value-type="float" office:value="18040526" calcext:value-type="float">
            <text:p>18040526</text:p>
          </table:table-cell>
          <table:table-cell office:value-type="float" office:value="2827186261" calcext:value-type="float">
            <text:p>2827186261</text:p>
          </table:table-cell>
          <table:table-cell office:value-type="float" office:value="5513.199" calcext:value-type="float">
            <text:p>5513.199</text:p>
          </table:table-cell>
          <table:table-cell office:value-type="float" office:value="1115.43" calcext:value-type="float">
            <text:p>1115.43</text:p>
          </table:table-cell>
        </table:table-row>
        <table:table-row table:style-name="ro1">
          <table:table-cell office:value-type="string" calcext:value-type="string">
            <text:p>evict_folios</text:p>
          </table:table-cell>
          <table:table-cell office:value-type="float" office:value="5341851" calcext:value-type="float">
            <text:p>5341851</text:p>
          </table:table-cell>
          <table:table-cell office:value-type="float" office:value="1608820188" calcext:value-type="float">
            <text:p>1608820188</text:p>
          </table:table-cell>
          <table:table-cell office:value-type="float" office:value="9954.342" calcext:value-type="float">
            <text:p>9954.342</text:p>
          </table:table-cell>
          <table:table-cell office:value-type="float" office:value="12948.032" calcext:value-type="float">
            <text:p>12948.032</text:p>
          </table:table-cell>
          <table:table-cell/>
          <table:table-cell office:value-type="string" calcext:value-type="string">
            <text:p>shrink_inactive_list</text:p>
          </table:table-cell>
          <table:table-cell office:value-type="float" office:value="9048349" calcext:value-type="float">
            <text:p>9048349</text:p>
          </table:table-cell>
          <table:table-cell office:value-type="float" office:value="1491622473" calcext:value-type="float">
            <text:p>1491622473</text:p>
          </table:table-cell>
          <table:table-cell office:value-type="float" office:value="5737.358" calcext:value-type="float">
            <text:p>5737.358</text:p>
          </table:table-cell>
          <table:table-cell office:value-type="float" office:value="6458.993" calcext:value-type="float">
            <text:p>6458.993</text:p>
          </table:table-cell>
        </table:table-row>
        <table:table-row table:style-name="ro1">
          <table:table-cell office:value-type="string" calcext:value-type="string">
            <text:p>shrink_page_list</text:p>
          </table:table-cell>
          <table:table-cell office:value-type="float" office:value="5315904" calcext:value-type="float">
            <text:p>5315904</text:p>
          </table:table-cell>
          <table:table-cell office:value-type="float" office:value="883754404" calcext:value-type="float">
            <text:p>883754404</text:p>
          </table:table-cell>
          <table:table-cell office:value-type="float" office:value="5499.498" calcext:value-type="float">
            <text:p>5499.498</text:p>
          </table:table-cell>
          <table:table-cell office:value-type="float" office:value="13815.841" calcext:value-type="float">
            <text:p>13815.841</text:p>
          </table:table-cell>
          <table:table-cell/>
          <table:table-cell office:value-type="string" calcext:value-type="string">
            <text:p>shrink_active_list</text:p>
          </table:table-cell>
          <table:table-cell office:value-type="float" office:value="10189497" calcext:value-type="float">
            <text:p>10189497</text:p>
          </table:table-cell>
          <table:table-cell office:value-type="float" office:value="1305266170" calcext:value-type="float">
            <text:p>1305266170</text:p>
          </table:table-cell>
          <table:table-cell office:value-type="float" office:value="4600.501" calcext:value-type="float">
            <text:p>4600.501</text:p>
          </table:table-cell>
          <table:table-cell office:value-type="float" office:value="3754.438" calcext:value-type="float">
            <text:p>3754.438</text:p>
          </table:table-cell>
        </table:table-row>
        <table:table-row table:style-name="ro1">
          <table:table-cell office:value-type="string" calcext:value-type="string">
            <text:p>balance_pgdat</text:p>
          </table:table-cell>
          <table:table-cell office:value-type="float" office:value="1606" calcext:value-type="float">
            <text:p>1606</text:p>
          </table:table-cell>
          <table:table-cell office:value-type="float" office:value="156169483" calcext:value-type="float">
            <text:p>156169483</text:p>
          </table:table-cell>
          <table:table-cell office:value-type="float" office:value="3624734.77" calcext:value-type="float">
            <text:p>3624734.77</text:p>
          </table:table-cell>
          <table:table-cell office:value-type="float" office:value="135794943053" calcext:value-type="float">
            <text:p>135794943053</text:p>
          </table:table-cell>
          <table:table-cell/>
          <table:table-cell office:value-type="string" calcext:value-type="string">
            <text:p>shrink_page_list</text:p>
          </table:table-cell>
          <table:table-cell office:value-type="float" office:value="8973091" calcext:value-type="float">
            <text:p>8973091</text:p>
          </table:table-cell>
          <table:table-cell office:value-type="float" office:value="353234694" calcext:value-type="float">
            <text:p>353234694</text:p>
          </table:table-cell>
          <table:table-cell office:value-type="float" office:value="1253.409" calcext:value-type="float">
            <text:p>1253.409</text:p>
          </table:table-cell>
          <table:table-cell office:value-type="float" office:value="6190.063" calcext:value-type="float">
            <text:p>6190.063</text:p>
          </table:table-cell>
        </table:table-row>
        <table:table-row table:style-name="ro1">
          <table:table-cell office:value-type="string" calcext:value-type="string">
            <text:p>free_unref_page_list</text:p>
          </table:table-cell>
          <table:table-cell office:value-type="float" office:value="34856607" calcext:value-type="float">
            <text:p>34856607</text:p>
          </table:table-cell>
          <table:table-cell office:value-type="float" office:value="57357272.64" calcext:value-type="float">
            <text:p>57357272.64</text:p>
          </table:table-cell>
          <table:table-cell office:value-type="float" office:value="83.786" calcext:value-type="float">
            <text:p>83.786</text:p>
          </table:table-cell>
          <table:table-cell office:value-type="float" office:value="279.712" calcext:value-type="float">
            <text:p>279.712</text:p>
          </table:table-cell>
          <table:table-cell/>
          <table:table-cell office:value-type="string" calcext:value-type="string">
            <text:p>balance_pgdat</text:p>
          </table:table-cell>
          <table:table-cell office:value-type="float" office:value="2" calcext:value-type="float">
            <text:p>2</text:p>
          </table:table-cell>
          <table:table-cell office:value-type="float" office:value="290992586" calcext:value-type="float">
            <text:p>290992586</text:p>
          </table:table-cell>
          <table:table-cell office:value-type="float" office:value="145496293" calcext:value-type="float">
            <text:p>145496293</text:p>
          </table:table-cell>
          <table:table-cell office:value-type="float" office:value="1643205977664" calcext:value-type="float">
            <text:p>1643205977664</text:p>
          </table:table-cell>
        </table:table-row>
        <table:table-row table:style-name="ro1">
          <table:table-cell office:value-type="string" calcext:value-type="string">
            <text:p>shrink_slab</text:p>
          </table:table-cell>
          <table:table-cell office:value-type="float" office:value="5655052" calcext:value-type="float">
            <text:p>5655052</text:p>
          </table:table-cell>
          <table:table-cell office:value-type="float" office:value="18242089.9" calcext:value-type="float">
            <text:p>18242089.9</text:p>
          </table:table-cell>
          <table:table-cell office:value-type="float" office:value="103.615" calcext:value-type="float">
            <text:p>103.615</text:p>
          </table:table-cell>
          <table:table-cell office:value-type="float" office:value="6426.93" calcext:value-type="float">
            <text:p>6426.93</text:p>
          </table:table-cell>
          <table:table-cell/>
          <table:table-cell office:value-type="string" calcext:value-type="string">
            <text:p>free_unref_page_list</text:p>
          </table:table-cell>
          <table:table-cell office:value-type="float" office:value="63196392" calcext:value-type="float">
            <text:p>63196392</text:p>
          </table:table-cell>
          <table:table-cell office:value-type="float" office:value="77936319.31" calcext:value-type="float">
            <text:p>77936319.31</text:p>
          </table:table-cell>
          <table:table-cell office:value-type="float" office:value="59.479" calcext:value-type="float">
            <text:p>59.479</text:p>
          </table:table-cell>
          <table:table-cell office:value-type="float" office:value="94.438" calcext:value-type="float">
            <text:p>94.438</text:p>
          </table:table-cell>
        </table:table-row>
        <table:table-row table:style-name="ro1">
          <table:table-cell office:value-type="string" calcext:value-type="string">
            <text:p>move_pages_to_lru</text:p>
          </table:table-cell>
          <table:table-cell office:value-type="float" office:value="5315904" calcext:value-type="float">
            <text:p>5315904</text:p>
          </table:table-cell>
          <table:table-cell office:value-type="float" office:value="465898.45" calcext:value-type="float">
            <text:p>465898.45</text:p>
          </table:table-cell>
          <table:table-cell office:value-type="float" office:value="2.801" calcext:value-type="float">
            <text:p>2.80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string" calcext:value-type="string">
            <text:p>isolate_lru_pages</text:p>
          </table:table-cell>
          <table:table-cell office:value-type="float" office:value="19237846" calcext:value-type="float">
            <text:p>19237846</text:p>
          </table:table-cell>
          <table:table-cell office:value-type="float" office:value="68830781" calcext:value-type="float">
            <text:p>68830781</text:p>
          </table:table-cell>
          <table:table-cell office:value-type="float" office:value="111.835" calcext:value-type="float">
            <text:p>111.835</text:p>
          </table:table-cell>
          <table:table-cell office:value-type="float" office:value="8.219" calcext:value-type="float">
            <text:p>8.219</text:p>
          </table:table-cell>
        </table:table-row>
        <table:table-row table:style-name="ro1">
          <table:table-cell office:value-type="string" calcext:value-type="string">
            <text:p>set_mm_walk</text:p>
          </table:table-cell>
          <table:table-cell office:value-type="float" office:value="5675904" calcext:value-type="float">
            <text:p>5675904</text:p>
          </table:table-cell>
          <table:table-cell office:value-type="float" office:value="394984.44" calcext:value-type="float">
            <text:p>394984.44</text:p>
          </table:table-cell>
          <table:table-cell office:value-type="float" office:value="2.211" calcext:value-type="float">
            <text:p>2.211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string" calcext:value-type="string">
            <text:p>shrink_slab</text:p>
          </table:table-cell>
          <table:table-cell office:value-type="float" office:value="18040526" calcext:value-type="float">
            <text:p>18040526</text:p>
          </table:table-cell>
          <table:table-cell office:value-type="float" office:value="65232996" calcext:value-type="float">
            <text:p>65232996</text:p>
          </table:table-cell>
          <table:table-cell office:value-type="float" office:value="115.061" calcext:value-type="float">
            <text:p>115.061</text:p>
          </table:table-cell>
          <table:table-cell office:value-type="float" office:value="784.704" calcext:value-type="float">
            <text:p>784.704</text:p>
          </table:table-cell>
        </table:table-row>
        <table:table-row table:style-name="ro1">
          <table:table-cell office:value-type="string" calcext:value-type="string">
            <text:p>pgdat_balanced</text:p>
          </table:table-cell>
          <table:table-cell office:value-type="float" office:value="23377" calcext:value-type="float">
            <text:p>23377</text:p>
          </table:table-cell>
          <table:table-cell office:value-type="float" office:value="12317.454" calcext:value-type="float">
            <text:p>12317.454</text:p>
          </table:table-cell>
          <table:table-cell office:value-type="float" office:value="17.191" calcext:value-type="float">
            <text:p>17.191</text:p>
          </table:table-cell>
          <table:table-cell office:value-type="float" office:value="1.918" calcext:value-type="float">
            <text:p>1.918</text:p>
          </table:table-cell>
          <table:table-cell/>
          <table:table-cell office:value-type="string" calcext:value-type="string">
            <text:p>move_pages_to_lru</text:p>
          </table:table-cell>
          <table:table-cell office:value-type="float" office:value="29352085" calcext:value-type="float">
            <text:p>29352085</text:p>
          </table:table-cell>
          <table:table-cell office:value-type="float" office:value="41731832.1" calcext:value-type="float">
            <text:p>41731832.1</text:p>
          </table:table-cell>
          <table:table-cell office:value-type="float" office:value="44.965" calcext:value-type="float">
            <text:p>44.965</text:p>
          </table:table-cell>
          <table:table-cell office:value-type="float" office:value="104.856" calcext:value-type="float">
            <text:p>104.856</text:p>
          </table:table-cell>
        </table:table-row>
        <table:table-row table:style-name="ro1">
          <table:table-cell/>
          <table:table-cell table:formula="of:=SUM([.B2:.B11])" office:value-type="float" office:value="67895114" calcext:value-type="float">
            <text:p>67895114</text:p>
          </table:table-cell>
          <table:table-cell table:formula="of:=SUM([.C2:.C11])" office:value-type="float" office:value="6708551756.884" calcext:value-type="float">
            <text:p>6708551756.884</text:p>
          </table:table-cell>
          <table:table-cell table:formula="of:=SUM([.D2:.D11])" office:value-type="float" office:value="4846753.815" calcext:value-type="float">
            <text:p>4846753.815</text:p>
          </table:table-cell>
          <table:table-cell table:formula="of:=SUM([.E2:.E11])" office:value-type="float" office:value="135886180404.396" calcext:value-type="float">
            <text:p>135886180404.396</text:p>
          </table:table-cell>
          <table:table-cell/>
          <table:table-cell office:value-type="string" calcext:value-type="string">
            <text:p>pgdat_balanced</text:p>
          </table:table-cell>
          <table:table-cell office:value-type="float" office:value="980" calcext:value-type="float">
            <text:p>980</text:p>
          </table:table-cell>
          <table:table-cell office:value-type="float" office:value="528.397" calcext:value-type="float">
            <text:p>528.397</text:p>
          </table:table-cell>
          <table:table-cell office:value-type="float" office:value="11.504" calcext:value-type="float">
            <text:p>11.50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table:number-columns-repeated="7"/>
          <table:table-cell table:formula="of:=SUM([.H2:.H12])" office:value-type="float" office:value="176263381" calcext:value-type="float">
            <text:p>176263381</text:p>
          </table:table-cell>
          <table:table-cell table:formula="of:=SUM([.I2:.I12])" office:value-type="float" office:value="9432177852.807" calcext:value-type="float">
            <text:p>9432177852.807</text:p>
          </table:table-cell>
          <table:table-cell table:formula="of:=SUM([.J2:.J12])" office:value-type="float" office:value="146068455.371" calcext:value-type="float">
            <text:p>146068455.371</text:p>
          </table:table-cell>
          <table:table-cell table:formula="of:=SUM([.K2:.K12])" office:value-type="float" office:value="1643216562888.43" calcext:value-type="float">
            <text:p>1643216562888.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hrink_node</text:p>
          </table:table-cell>
          <table:table-cell table:formula="of:=ROUND([.B2]/[.H2];2)" office:value-type="float" office:value="0.29" calcext:value-type="float">
            <text:p>0.29</text:p>
          </table:table-cell>
          <table:table-cell table:formula="of:=ROUND([.C2]/[.I2];2)" office:value-type="float" office:value="0.69" calcext:value-type="float">
            <text:p>0.69</text:p>
          </table:table-cell>
          <table:table-cell table:formula="of:=ROUND([.D2]/[.J2];2)" office:value-type="float" office:value="2.15" calcext:value-type="float">
            <text:p>2.15</text:p>
          </table:table-cell>
          <table:table-cell table:formula="of:=ROUND([.E2]/[.K2];2)" office:value-type="float" office:value="8.63" calcext:value-type="float">
            <text:p>8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rink_lruvec</text:p>
          </table:table-cell>
          <table:table-cell table:formula="of:=ROUND([.B3]/[.H3];2)" office:value-type="float" office:value="0.31" calcext:value-type="float">
            <text:p>0.31</text:p>
          </table:table-cell>
          <table:table-cell table:formula="of:=ROUND([.C3]/[.I3];2)" office:value-type="float" office:value="0.7" calcext:value-type="float">
            <text:p>0.7</text:p>
          </table:table-cell>
          <table:table-cell table:formula="of:=ROUND([.D3]/[.J3];2)" office:value-type="float" office:value="2.04" calcext:value-type="float">
            <text:p>2.04</text:p>
          </table:table-cell>
          <table:table-cell table:formula="of:=ROUND([.E3]/[.K3];2)" office:value-type="float" office:value="6.72" calcext:value-type="float">
            <text:p>6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ict_fol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rink_inactive_li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rink_active_li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rink_page_list</text:p>
          </table:table-cell>
          <table:table-cell table:formula="of:=ROUND([.B5]/[.H6];2)" office:value-type="float" office:value="0.59" calcext:value-type="float">
            <text:p>0.59</text:p>
          </table:table-cell>
          <table:table-cell table:formula="of:=ROUND([.C5]/[.I6];2)" office:value-type="float" office:value="2.5" calcext:value-type="float">
            <text:p>2.5</text:p>
          </table:table-cell>
          <table:table-cell table:formula="of:=ROUND([.D5]/[.J6];2)" office:value-type="float" office:value="4.39" calcext:value-type="float">
            <text:p>4.39</text:p>
          </table:table-cell>
          <table:table-cell table:formula="of:=ROUND([.E5]/[.K6];2)" office:value-type="float" office:value="2.23" calcext:value-type="float">
            <text:p>2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pgdat</text:p>
          </table:table-cell>
          <table:table-cell table:formula="of:=ROUND([.B6]/[.H7];2)" office:value-type="float" office:value="803" calcext:value-type="float">
            <text:p>803</text:p>
          </table:table-cell>
          <table:table-cell table:formula="of:=ROUND([.C6]/[.I7];2)" office:value-type="float" office:value="0.54" calcext:value-type="float">
            <text:p>0.54</text:p>
          </table:table-cell>
          <table:table-cell table:formula="of:=ROUND([.D6]/[.J7];2)" office:value-type="float" office:value="0.02" calcext:value-type="float">
            <text:p>0.02</text:p>
          </table:table-cell>
          <table:table-cell table:formula="of:=ROUND([.E6]/[.K7];2)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_unref_page_list</text:p>
          </table:table-cell>
          <table:table-cell table:formula="of:=ROUND([.B7]/[.H8];2)" office:value-type="float" office:value="0.55" calcext:value-type="float">
            <text:p>0.55</text:p>
          </table:table-cell>
          <table:table-cell table:formula="of:=ROUND([.C7]/[.I8];2)" office:value-type="float" office:value="0.74" calcext:value-type="float">
            <text:p>0.74</text:p>
          </table:table-cell>
          <table:table-cell table:formula="of:=ROUND([.D7]/[.J8];2)" office:value-type="float" office:value="1.41" calcext:value-type="float">
            <text:p>1.41</text:p>
          </table:table-cell>
          <table:table-cell table:formula="of:=ROUND([.E7]/[.K8];2)"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rink_slab</text:p>
          </table:table-cell>
          <table:table-cell table:formula="of:=ROUND([.B8]/[.H10];2)" office:value-type="float" office:value="0.31" calcext:value-type="float">
            <text:p>0.31</text:p>
          </table:table-cell>
          <table:table-cell table:formula="of:=ROUND([.C8]/[.I10];2)" office:value-type="float" office:value="0.28" calcext:value-type="float">
            <text:p>0.28</text:p>
          </table:table-cell>
          <table:table-cell table:formula="of:=ROUND([.D8]/[.J10];2)" office:value-type="float" office:value="0.9" calcext:value-type="float">
            <text:p>0.9</text:p>
          </table:table-cell>
          <table:table-cell table:formula="of:=ROUND([.E8]/[.K10];2)" office:value-type="float" office:value="8.19" calcext:value-type="float">
            <text:p>8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_to_lru</text:p>
          </table:table-cell>
          <table:table-cell table:formula="of:=ROUND([.B9]/[.H11];2)" office:value-type="float" office:value="0.18" calcext:value-type="float">
            <text:p>0.18</text:p>
          </table:table-cell>
          <table:table-cell table:formula="of:=ROUND([.C9]/[.I11];2)" office:value-type="float" office:value="0.01" calcext:value-type="float">
            <text:p>0.01</text:p>
          </table:table-cell>
          <table:table-cell table:formula="of:=ROUND([.D9]/[.J11];2)" office:value-type="float" office:value="0.06" calcext:value-type="float">
            <text:p>0.06</text:p>
          </table:table-cell>
          <table:table-cell table:formula="of:=ROUND([.E9]/[.K11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mm_wa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gdat_balanced</text:p>
          </table:table-cell>
          <table:table-cell table:formula="of:=ROUND([.B11]/[.H12];2)" office:value-type="float" office:value="23.85" calcext:value-type="float">
            <text:p>23.85</text:p>
          </table:table-cell>
          <table:table-cell table:formula="of:=ROUND([.C11]/[.I12];2)" office:value-type="float" office:value="23.31" calcext:value-type="float">
            <text:p>23.31</text:p>
          </table:table-cell>
          <table:table-cell table:formula="of:=ROUND([.D11]/[.J12];2)" office:value-type="float" office:value="1.49" calcext:value-type="float">
            <text:p>1.49</text:p>
          </table:table-cell>
          <table:table-cell table:formula="of:=ROUND([.E11]/[.K12];2)" office:value-type="float" office:value="6.29" calcext:value-type="float">
            <text:p>6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late_lru_pages</text:p>
          </table:table-cell>
          <table:table-cell table:number-columns-repeated="10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Function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ink_node</text:p>
          </table:table-cell>
          <table:table-cell table:formula="of:=ROUND([.B2]/[.$B$12];2)" office:value-type="float" office:value="0" calcext:value-type="float">
            <text:p>0</text:p>
          </table:table-cell>
          <table:table-cell table:formula="of:=ROUND([.C2]/[.$C$12];2)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shrink_node</text:p>
          </table:table-cell>
          <table:table-cell table:formula="of:=ROUND([.H2]/[.$H$13];2)" office:value-type="float" office:value="0" calcext:value-type="float">
            <text:p>0</text:p>
          </table:table-cell>
          <table:table-cell table:formula="of:=ROUND([.I2]/[.$I$13];2)"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ink_lruvec</text:p>
          </table:table-cell>
          <table:table-cell table:formula="of:=ROUND([.B3]/[.$B$12];2)" office:value-type="float" office:value="0.08" calcext:value-type="float">
            <text:p>0.08</text:p>
          </table:table-cell>
          <table:table-cell table:formula="of:=ROUND([.C3]/[.$C$12];2)" office:value-type="float" office:value="0.29" calcext:value-type="float">
            <text:p>0.29</text:p>
          </table:table-cell>
          <table:table-cell table:number-columns-repeated="3"/>
          <table:table-cell office:value-type="string" calcext:value-type="string">
            <text:p>shrink_lruvec</text:p>
          </table:table-cell>
          <table:table-cell table:formula="of:=ROUND([.H3]/[.$H$13];2)" office:value-type="float" office:value="0.1" calcext:value-type="float">
            <text:p>0.1</text:p>
          </table:table-cell>
          <table:table-cell table:formula="of:=ROUND([.I3]/[.$I$13];2)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ct_folios</text:p>
          </table:table-cell>
          <table:table-cell table:formula="of:=ROUND([.B4]/[.$B$12];2)" office:value-type="float" office:value="0.08" calcext:value-type="float">
            <text:p>0.08</text:p>
          </table:table-cell>
          <table:table-cell table:formula="of:=ROUND([.C4]/[.$C$12];2)" office:value-type="float" office:value="0.24" calcext:value-type="float">
            <text:p>0.24</text:p>
          </table:table-cell>
          <table:table-cell table:number-columns-repeated="3"/>
          <table:table-cell office:value-type="string" calcext:value-type="string">
            <text:p>shrink_inactive_list</text:p>
          </table:table-cell>
          <table:table-cell table:formula="of:=ROUND([.H4]/[.$H$13];2)" office:value-type="float" office:value="0.05" calcext:value-type="float">
            <text:p>0.05</text:p>
          </table:table-cell>
          <table:table-cell table:formula="of:=ROUND([.I4]/[.$I$13];2)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ink_page_list</text:p>
          </table:table-cell>
          <table:table-cell table:formula="of:=ROUND([.B5]/[.$B$12];2)" office:value-type="float" office:value="0.08" calcext:value-type="float">
            <text:p>0.08</text:p>
          </table:table-cell>
          <table:table-cell table:formula="of:=ROUND([.C5]/[.$C$12];2)" office:value-type="float" office:value="0.13" calcext:value-type="float">
            <text:p>0.13</text:p>
          </table:table-cell>
          <table:table-cell table:number-columns-repeated="3"/>
          <table:table-cell office:value-type="string" calcext:value-type="string">
            <text:p>shrink_active_list</text:p>
          </table:table-cell>
          <table:table-cell table:formula="of:=ROUND([.H5]/[.$H$13];2)" office:value-type="float" office:value="0.06" calcext:value-type="float">
            <text:p>0.06</text:p>
          </table:table-cell>
          <table:table-cell table:formula="of:=ROUND([.I5]/[.$I$13];2)"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pgdat</text:p>
          </table:table-cell>
          <table:table-cell table:formula="of:=ROUND([.B6]/[.$B$12];2)" office:value-type="float" office:value="0" calcext:value-type="float">
            <text:p>0</text:p>
          </table:table-cell>
          <table:table-cell table:formula="of:=ROUND([.C6]/[.$C$12];2)"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shrink_page_list</text:p>
          </table:table-cell>
          <table:table-cell table:formula="of:=ROUND([.H6]/[.$H$13];2)" office:value-type="float" office:value="0.05" calcext:value-type="float">
            <text:p>0.05</text:p>
          </table:table-cell>
          <table:table-cell table:formula="of:=ROUND([.I6]/[.$I$13];2)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_unref_page_list</text:p>
          </table:table-cell>
          <table:table-cell table:formula="of:=ROUND([.B7]/[.$B$12];2)" office:value-type="float" office:value="0.51" calcext:value-type="float">
            <text:p>0.51</text:p>
          </table:table-cell>
          <table:table-cell table:formula="of:=ROUND([.C7]/[.$C$12];2)"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balance_pgdat</text:p>
          </table:table-cell>
          <table:table-cell table:formula="of:=ROUND([.H7]/[.$H$13];2)" office:value-type="float" office:value="0" calcext:value-type="float">
            <text:p>0</text:p>
          </table:table-cell>
          <table:table-cell table:formula="of:=ROUND([.I7]/[.$I$13];2)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ink_slab</text:p>
          </table:table-cell>
          <table:table-cell table:formula="of:=ROUND([.B8]/[.$B$12];2)" office:value-type="float" office:value="0.08" calcext:value-type="float">
            <text:p>0.08</text:p>
          </table:table-cell>
          <table:table-cell table:formula="of:=ROUND([.C8]/[.$C$12];2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ree_unref_page_list</text:p>
          </table:table-cell>
          <table:table-cell table:formula="of:=ROUND([.H8]/[.$H$13];2)" office:value-type="float" office:value="0.36" calcext:value-type="float">
            <text:p>0.36</text:p>
          </table:table-cell>
          <table:table-cell table:formula="of:=ROUND([.I8]/[.$I$13];2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_pages_to_lru</text:p>
          </table:table-cell>
          <table:table-cell table:formula="of:=ROUND([.B9]/[.$B$12];2)" office:value-type="float" office:value="0.08" calcext:value-type="float">
            <text:p>0.08</text:p>
          </table:table-cell>
          <table:table-cell table:formula="of:=ROUND([.C9]/[.$C$12];2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solate_lru_pages</text:p>
          </table:table-cell>
          <table:table-cell table:formula="of:=ROUND([.H9]/[.$H$13];2)" office:value-type="float" office:value="0.11" calcext:value-type="float">
            <text:p>0.11</text:p>
          </table:table-cell>
          <table:table-cell table:formula="of:=ROUND([.I9]/[.$I$13];2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mm_walk</text:p>
          </table:table-cell>
          <table:table-cell table:formula="of:=ROUND([.B10]/[.$B$12];2)" office:value-type="float" office:value="0.08" calcext:value-type="float">
            <text:p>0.08</text:p>
          </table:table-cell>
          <table:table-cell table:formula="of:=ROUND([.C10]/[.$C$12];2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hrink_slab</text:p>
          </table:table-cell>
          <table:table-cell table:formula="of:=ROUND([.H10]/[.$H$13];2)" office:value-type="float" office:value="0.1" calcext:value-type="float">
            <text:p>0.1</text:p>
          </table:table-cell>
          <table:table-cell table:formula="of:=ROUND([.I10]/[.$I$13];2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dat_balanced</text:p>
          </table:table-cell>
          <table:table-cell table:formula="of:=ROUND([.B11]/[.$B$12];2)" office:value-type="float" office:value="0" calcext:value-type="float">
            <text:p>0</text:p>
          </table:table-cell>
          <table:table-cell table:formula="of:=ROUND([.C11]/[.$C$12];2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ove_pages_to_lru</text:p>
          </table:table-cell>
          <table:table-cell table:formula="of:=ROUND([.H11]/[.$H$13];2)" office:value-type="float" office:value="0.17" calcext:value-type="float">
            <text:p>0.17</text:p>
          </table:table-cell>
          <table:table-cell table:formula="of:=ROUND([.I11]/[.$I$13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gdat_balanced</text:p>
          </table:table-cell>
          <table:table-cell table:formula="of:=ROUND([.H12]/[.$H$13];2)" office:value-type="float" office:value="0" calcext:value-type="float">
            <text:p>0</text:p>
          </table:table-cell>
          <table:table-cell table:formula="of:=ROUND([.I12]/[.$I$13];2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 calcext:value-type="string">
            <text:p>shrink_node</text:p>
          </table:table-cell>
          <table:table-cell table:formula="of:=ROUND([.C2]/[.$C$2];4)" office:value-type="float" office:value="1" calcext:value-type="float">
            <text:p>1</text:p>
          </table:table-cell>
          <table:table-cell/>
          <table:table-cell office:value-type="string" calcext:value-type="string">
            <text:p>shrink_node</text:p>
          </table:table-cell>
          <table:table-cell table:formula="of:=ROUND([.I2]/[.$I$2];4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rink_lruvec</text:p>
          </table:table-cell>
          <table:table-cell table:formula="of:=ROUND([.C3]/[.$C$2];4)" office:value-type="float" office:value="0.9858" calcext:value-type="float">
            <text:p>0.9858</text:p>
          </table:table-cell>
          <table:table-cell/>
          <table:table-cell office:value-type="string" calcext:value-type="string">
            <text:p>shrink_lruvec</text:p>
          </table:table-cell>
          <table:table-cell table:formula="of:=ROUND([.I3]/[.$I$2];4)" office:value-type="float" office:value="0.9715" calcext:value-type="float">
            <text:p>0.97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vict_folios</text:p>
          </table:table-cell>
          <table:table-cell table:formula="of:=ROUND([.C4]/[.$C$2];4)" office:value-type="float" office:value="0.802" calcext:value-type="float">
            <text:p>0.802</text:p>
          </table:table-cell>
          <table:table-cell/>
          <table:table-cell office:value-type="string" calcext:value-type="string">
            <text:p>shrink_inactive_list</text:p>
          </table:table-cell>
          <table:table-cell table:formula="of:=ROUND([.I4]/[.$I$2];4)" office:value-type="float" office:value="0.5126" calcext:value-type="float">
            <text:p>0.51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rink_page_list</text:p>
          </table:table-cell>
          <table:table-cell table:formula="of:=ROUND([.C5]/[.$C$2];4)" office:value-type="float" office:value="0.4406" calcext:value-type="float">
            <text:p>0.4406</text:p>
          </table:table-cell>
          <table:table-cell/>
          <table:table-cell office:value-type="string" calcext:value-type="string">
            <text:p>shrink_active_list</text:p>
          </table:table-cell>
          <table:table-cell table:formula="of:=ROUND([.I5]/[.$I$2];4)" office:value-type="float" office:value="0.4485" calcext:value-type="float">
            <text:p>0.44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lance_pgdat</text:p>
          </table:table-cell>
          <table:table-cell table:formula="of:=ROUND([.C6]/[.$C$2];4)" office:value-type="float" office:value="0.0779" calcext:value-type="float">
            <text:p>0.0779</text:p>
          </table:table-cell>
          <table:table-cell/>
          <table:table-cell office:value-type="string" calcext:value-type="string">
            <text:p>shrink_page_list</text:p>
          </table:table-cell>
          <table:table-cell table:formula="of:=ROUND([.I6]/[.$I$2];4)" office:value-type="float" office:value="0.1214" calcext:value-type="float">
            <text:p>0.1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ee_unref_page_list</text:p>
          </table:table-cell>
          <table:table-cell table:formula="of:=ROUND([.C7]/[.$C$2];4)" office:value-type="float" office:value="0.0286" calcext:value-type="float">
            <text:p>0.0286</text:p>
          </table:table-cell>
          <table:table-cell/>
          <table:table-cell office:value-type="string" calcext:value-type="string">
            <text:p>balance_pgdat</text:p>
          </table:table-cell>
          <table:table-cell table:formula="of:=ROUND([.I7]/[.$I$2];4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rink_slab</text:p>
          </table:table-cell>
          <table:table-cell table:formula="of:=ROUND([.C8]/[.$C$2];4)" office:value-type="float" office:value="0.0091" calcext:value-type="float">
            <text:p>0.0091</text:p>
          </table:table-cell>
          <table:table-cell/>
          <table:table-cell office:value-type="string" calcext:value-type="string">
            <text:p>free_unref_page_list</text:p>
          </table:table-cell>
          <table:table-cell table:formula="of:=ROUND([.I8]/[.$I$2];4)" office:value-type="float" office:value="0.0268" calcext:value-type="float">
            <text:p>0.02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_pages_to_lru</text:p>
          </table:table-cell>
          <table:table-cell table:formula="of:=ROUND([.C9]/[.$C$2];4)" office:value-type="float" office:value="0.0002" calcext:value-type="float">
            <text:p>0.0002</text:p>
          </table:table-cell>
          <table:table-cell/>
          <table:table-cell office:value-type="string" calcext:value-type="string">
            <text:p>isolate_lru_pages</text:p>
          </table:table-cell>
          <table:table-cell table:formula="of:=ROUND([.I9]/[.$I$2];4)" office:value-type="float" office:value="0.0237" calcext:value-type="float">
            <text:p>0.02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_mm_walk</text:p>
          </table:table-cell>
          <table:table-cell table:formula="of:=ROUND([.C10]/[.$C$2];4)" office:value-type="float" office:value="0.0002" calcext:value-type="float">
            <text:p>0.0002</text:p>
          </table:table-cell>
          <table:table-cell/>
          <table:table-cell office:value-type="string" calcext:value-type="string">
            <text:p>shrink_slab</text:p>
          </table:table-cell>
          <table:table-cell table:formula="of:=ROUND([.I10]/[.$I$2];4)" office:value-type="float" office:value="0.0224" calcext:value-type="float">
            <text:p>0.02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gdat_balanced</text:p>
          </table:table-cell>
          <table:table-cell table:formula="of:=ROUND([.C11]/[.$C$2];4)" office:value-type="float" office:value="0" calcext:value-type="float">
            <text:p>0</text:p>
          </table:table-cell>
          <table:table-cell/>
          <table:table-cell office:value-type="string" calcext:value-type="string">
            <text:p>move_pages_to_lru</text:p>
          </table:table-cell>
          <table:table-cell table:formula="of:=ROUND([.I11]/[.$I$2];4)" office:value-type="float" office:value="0.0143" calcext:value-type="float">
            <text:p>0.01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gdat_balanced</text:p>
          </table:table-cell>
          <table:table-cell table:formula="of:=ROUND([.I12]/[.$I$2];4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21:17:02.440969668</meta:creation-date>
    <dc:date>2022-08-29T10:44:50.990881319</dc:date>
    <meta:editing-duration>P4DT19H5M59S</meta:editing-duration>
    <meta:editing-cycles>1</meta:editing-cycles>
    <meta:document-statistic meta:table-count="1" meta:cell-count="279" meta:object-count="0"/>
    <meta:generator>LibreOffice/7.3.2.2$Linux_X86_64 LibreOffice_project/30$Build-2</meta:generator>
  </office:meta>
</office:document-meta>
</file>